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20pt" fo:language="fr" fo:country="FR" fo:font-weight="bold" officeooo:rsid="0006b8a0" officeooo:paragraph-rsid="0006b8a0" style:font-size-asian="20pt" style:font-weight-asian="bold" style:font-size-complex="20pt" style:font-weight-complex="bold"/>
    </style:style>
    <style:style style:name="P3" style:family="paragraph" style:parent-style-name="Standard">
      <style:text-properties fo:font-variant="normal" fo:text-transform="none" fo:color="#24292e" loext:opacity="100%" style:font-name="Liberation Serif" fo:font-size="18pt" fo:letter-spacing="normal" fo:language="fr" fo:country="FR" fo:font-style="normal" fo:font-weight="bold" officeooo:paragraph-rsid="00080f1b"/>
    </style:style>
    <style:style style:name="P4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bold" officeooo:rsid="0006b8a0" officeooo:paragraph-rsid="0006b8a0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6b8a0" officeooo:paragraph-rsid="0006b8a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6b8a0" officeooo:paragraph-rsid="00080f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6b8a0" officeooo:paragraph-rsid="0008bbf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6b8a0" officeooo:paragraph-rsid="0009e1a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9e1a2" officeooo:paragraph-rsid="0009e1a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variant="normal" fo:text-transform="none" fo:color="#24292e" loext:opacity="100%" style:font-name="Liberation Serif" fo:font-size="12pt" fo:letter-spacing="normal" fo:language="fr" fo:country="FR" fo:font-style="normal" fo:font-weight="normal" officeooo:rsid="0009e1a2" officeooo:paragraph-rsid="0009e1a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24292e" loext:opacity="100%" style:font-name="Liberation Serif" fo:font-size="16pt" fo:letter-spacing="normal" fo:language="fr" fo:country="FR" fo:font-style="normal" fo:font-weight="bold" officeooo:rsid="0006b8a0" officeooo:paragraph-rsid="0008bbf3" style:font-size-asian="16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24292e" loext:opacity="100%" style:font-name="Liberation Serif" fo:font-size="16pt" fo:letter-spacing="normal" fo:font-style="normal" fo:font-weight="bold" officeooo:paragraph-rsid="0009e1a2" style:font-size-asian="16pt" style:font-size-complex="16pt"/>
    </style:style>
    <style:style style:name="P13" style:family="paragraph" style:parent-style-name="Standard">
      <style:text-properties fo:language="fr" fo:country="FR" officeooo:rsid="0006b8a0" officeooo:paragraph-rsid="0006b8a0"/>
    </style:style>
    <style:style style:name="P14" style:family="paragraph" style:parent-style-name="Standard">
      <style:paragraph-properties fo:line-height="100%"/>
      <style:text-properties fo:language="fr" fo:country="FR"/>
    </style:style>
    <style:style style:name="P15" style:family="paragraph" style:parent-style-name="Standard">
      <style:paragraph-properties fo:line-height="100%"/>
      <style:text-properties fo:language="fr" fo:country="FR" officeooo:paragraph-rsid="0006b8a0"/>
    </style:style>
    <style:style style:name="P16" style:family="paragraph" style:parent-style-name="Standard">
      <style:paragraph-properties fo:line-height="100%"/>
      <style:text-properties fo:color="#000000" loext:opacity="100%" style:font-name="Calibri" fo:font-size="10pt" fo:language="en" fo:country="US" style:font-size-asian="10pt"/>
    </style:style>
    <style:style style:name="P17" style:family="paragraph" style:parent-style-name="Standard">
      <style:paragraph-properties fo:line-height="100%"/>
      <style:text-properties style:use-window-font-color="true" loext:opacity="0%" style:font-name="Calibri" fo:font-size="10.5pt" fo:language="en" fo:country="US" style:font-size-asian="10.5pt"/>
    </style:style>
    <style:style style:name="T1" style:family="text">
      <style:text-properties fo:color="#090000" loext:opacity="100%" style:font-name="Calibri" fo:font-size="14pt" fo:language="en" fo:country="US" fo:font-style="normal" style:text-underline-style="none" fo:font-weight="bold" style:font-size-asian="14pt" style:font-style-asian="normal" style:font-weight-asian="bold"/>
    </style:style>
    <style:style style:name="T2" style:family="text">
      <style:text-properties fo:color="#090000" loext:opacity="100%" style:font-name="Calibri" fo:font-size="14pt" fo:font-weight="bold" style:font-size-asian="14pt" style:font-weight-asian="bold"/>
    </style:style>
    <style:style style:name="T3" style:family="text">
      <style:text-properties fo:color="#090000" loext:opacity="100%" style:font-name="Calibri" fo:font-size="14pt" fo:font-style="normal" style:text-underline-style="none" fo:font-weight="bold" style:font-size-asian="14pt" style:font-style-asian="normal" style:font-weight-asian="bold"/>
    </style:style>
    <style:style style:name="T4" style:family="text">
      <style:text-properties fo:color="#090000" loext:opacity="100%" style:font-name="Calibri"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color="#090000" loext:opacity="100%" style:font-name="Calibri" fo:font-size="12pt" fo:language="en" fo:country="US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fo:color="#090000" loext:opacity="100%" style:font-name="Calibri" fo:font-size="12pt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7" style:family="text">
      <style:text-properties fo:color="#090000" loext:opacity="100%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color="#090000" loext:opacity="100%" style:font-name="Calibri" fo:font-size="12pt" fo:font-style="normal" style:text-underline-style="none" fo:font-weight="normal" style:font-size-asian="12pt" style:font-style-asian="normal" style:font-weight-asian="normal"/>
    </style:style>
    <style:style style:name="T9" style:family="text">
      <style:text-properties fo:color="#090000" loext:opacity="100%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10" style:family="text">
      <style:text-properties fo:color="#808080" loext:opacity="100%" style:font-name="Calibri" fo:font-size="8pt" fo:language="en" fo:country="US" fo:font-style="italic" style:text-underline-style="none" fo:font-weight="bold" style:font-size-asian="8pt" style:font-style-asian="italic" style:font-weight-asian="bold"/>
    </style:style>
    <style:style style:name="T11" style:family="text">
      <style:text-properties fo:color="#808080" loext:opacity="100%" style:font-name="Calibri" fo:font-size="8pt" fo:language="en" fo:country="US" fo:font-style="italic" style:text-underline-style="none" fo:font-weight="normal" style:font-size-asian="8pt" style:font-style-asian="italic" style:font-weight-asian="normal"/>
    </style:style>
    <style:style style:name="T12" style:family="text">
      <style:text-properties fo:color="#808080" loext:opacity="100%" style:font-name="Calibri" fo:font-size="8pt" fo:font-style="italic" style:text-underline-style="none" fo:font-weight="bold" style:font-size-asian="8pt" style:font-style-asian="italic" style:font-weight-asian="bold"/>
    </style:style>
    <style:style style:name="T13" style:family="text">
      <style:text-properties fo:color="#808080" loext:opacity="100%" style:font-name="Calibri" fo:font-size="8pt" fo:font-style="italic" style:text-underline-style="none" fo:font-weight="normal" style:font-size-asian="8pt" style:font-style-asian="italic" style:font-weight-asian="normal"/>
    </style:style>
    <style:style style:name="T14" style:family="text">
      <style:text-properties fo:language="en" fo:country="US"/>
    </style:style>
    <style:style style:name="T15" style:family="text">
      <style:text-properties fo:color="#0000ff" loext:opacity="100%" style:font-name="Calibri" fo:font-size="12pt" fo:language="en" fo:country="US" fo:font-style="italic" style:text-underline-style="none" fo:font-weight="normal" style:font-size-asian="12pt" style:font-style-asian="italic" style:font-weight-asian="normal"/>
    </style:style>
    <style:style style:name="T16" style:family="text">
      <style:text-properties fo:color="#0000ff" loext:opacity="100%" style:font-name="Calibri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7" style:family="text">
      <style:text-properties fo:color="#0000ff" loext:opacity="100%" style:font-name="Calibri" fo:font-size="12pt" fo:font-style="italic" style:text-underline-style="none" fo:font-weight="normal" style:font-size-asian="12pt" style:font-style-asian="italic" style:font-weight-asian="normal"/>
    </style:style>
    <style:style style:name="T18" style:family="text">
      <style:text-properties fo:color="#0000ff" loext:opacity="100%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80f1b" style:font-weight-asian="bold" style:font-weight-complex="bold"/>
    </style:style>
    <style:style style:name="T21" style:family="text">
      <style:text-properties officeooo:rsid="00080f1b"/>
    </style:style>
    <style:style style:name="T22" style:family="text">
      <style:text-properties style:font-name="apple-system"/>
    </style:style>
    <style:style style:name="T23" style:family="text">
      <style:text-properties style:font-name="apple-system" fo:font-size="12pt"/>
    </style:style>
    <style:style style:name="T24" style:family="text">
      <style:text-properties style:font-name="apple-system" fo:font-size="12pt" fo:font-weight="normal"/>
    </style:style>
    <style:style style:name="T25" style:family="text">
      <style:text-properties style:font-name="apple-system" fo:font-size="12pt" style:font-weight-asian="bold" style:font-weight-complex="bold"/>
    </style:style>
    <style:style style:name="T26" style:family="text">
      <style:text-properties style:font-name="apple-system" fo:font-weight="normal" style:font-size-asian="18pt" style:font-size-complex="18pt"/>
    </style:style>
    <style:style style:name="T27" style:family="text">
      <style:text-properties style:font-name="apple-system" style:font-size-asian="18pt" style:font-weight-asian="bold" style:font-size-complex="18pt" style:font-weight-complex="bold"/>
    </style:style>
    <style:style style:name="T28" style:family="text">
      <style:text-properties style:font-name="apple-system" fo:font-size="16pt" style:font-size-asian="16pt" style:font-weight-asian="bold" style:font-size-complex="16pt" style:font-weight-complex="bold"/>
    </style:style>
    <style:style style:name="T29" style:family="text">
      <style:text-properties officeooo:rsid="0008bbf3"/>
    </style:style>
    <style:style style:name="T30" style:family="text">
      <style:text-properties officeooo:rsid="0008c7c4"/>
    </style:style>
    <style:style style:name="T31" style:family="text">
      <style:text-properties officeooo:rsid="0009e1a2"/>
    </style:style>
    <style:style style:name="T32" style:family="text">
      <style:text-properties fo:language="fr" fo:country="FR" officeooo:rsid="0009e1a2" style:font-size-asian="15.75pt" style:font-weight-asian="bold" style:font-size-complex="18pt" style:font-weight-complex="bold"/>
    </style:style>
    <style:style style:name="T33" style:family="text">
      <style:text-properties fo:language="fr" fo:country="FR" officeooo:rsid="0009e1a2" style:font-weight-asian="bold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style:font-size-asian="16pt" style:font-weight-asian="bold" style:font-size-complex="16pt" style:font-weight-complex="bold"/>
    </style:style>
    <style:style style:name="T36" style:family="text">
      <style:text-properties style:font-weight-asian="bold" style:font-weight-complex="bold"/>
    </style:style>
    <style:style style:name="T37" style:family="text">
      <style:text-properties fo:color="#000000" loext:opacity="100%" style:font-name="Calibri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1">1)</text:span><text:span text:style-name="T34">Le modèle physique : </text:span></text:p>
      <text:p text:style-name="P13"/>
      <text:p text:style-name="P15"><text:span text:style-name="T1">Client = (</text:span><text:span text:style-name="T4">Id_Client</text:span><text:span text:style-name="T10"> INT AUTO_INCREMENT</text:span><text:span text:style-name="T5">, NomClient</text:span><text:span text:style-name="T10"> VARCHAR(50) </text:span><text:span text:style-name="T5">, PrenomClient</text:span><text:span text:style-name="T10"> VARCHAR(50) </text:span><text:span text:style-name="T1">);</text:span></text:p>
      <text:p text:style-name="P1"><text:span text:style-name="T1">Commande = (</text:span><text:span text:style-name="T6">NCommande</text:span><text:span text:style-name="T10"> INT</text:span><text:span text:style-name="T5">, DateCommande</text:span><text:span text:style-name="T11"> DATE</text:span><text:span text:style-name="T5">, MontantCommande</text:span><text:span text:style-name="T11"> DECIMAL(6,2) <text:s/></text:span><text:span text:style-name="T15">, #Id_Client</text:span><text:span text:style-name="T1">);</text:span></text:p>
      <text:p text:style-name="P1"><text:span text:style-name="T1">Article = (</text:span><text:span text:style-name="T6">Id_Article</text:span><text:span text:style-name="T10"> INT AUTO_INCREMENT</text:span><text:span text:style-name="T5">, DesignationArticle</text:span><text:span text:style-name="T11"> VARCHAR(50) </text:span><text:span text:style-name="T5">, PUArticle</text:span><text:span text:style-name="T10"> DECIMAL(5,2) <text:s/></text:span><text:span text:style-name="T1">);</text:span></text:p>
      <text:p text:style-name="P1"><text:span text:style-name="T1">SeComposeDe = (</text:span><text:span text:style-name="T16">#NCommande, #Id_Article</text:span><text:span text:style-name="T5">, Qte</text:span><text:span text:style-name="T11"> TINYINT</text:span><text:span text:style-name="T5">, TauxTva</text:span><text:span text:style-name="T11"> DECIMAL(2,2) <text:s/></text:span><text:span text:style-name="T1">);</text:span></text:p>
      <text:p text:style-name="P15"><text:span text:style-name="T1"/></text:p>
      <text:p text:style-name="P13"/>
      <text:p text:style-name="P13"/>
      <text:p text:style-name="P11"><text:span text:style-name="T21">2 - </text:span><text:span text:style-name="T29">3</text:span><text:span text:style-name="T21">)</text:span>explication de la transformation du MCD en MPD/ les champs qui servent de clés (primaires ou étrangères): </text:p>
      <text:p text:style-name="P4"/>
      <text:p text:style-name="P5">- pour l’association <text:span text:style-name="T19">Passe</text:span> entre l’entité <text:span text:style-name="T19">Client</text:span> et <text:span text:style-name="T19">Commande</text:span> et s<text:span text:style-name="T29">e</text:span>lon les cardinalités :</text:p>
      <text:p text:style-name="P7">l'entité commande <text:span text:style-name="T29">avec la clé primaire (NCommande) </text:span>recevra un clé étrangère <text:span text:style-name="T29">(id_client)</text:span> qui représente la clé <text:span text:style-name="T29">primaire</text:span> de l'entité client <text:span text:style-name="T29">car </text:span><text:span text:style-name="T30">selon le MCD le client peut passer une ou plusieurs cammandes , mais chaque commande appartient d’un seule client</text:span></text:p>
      <text:p text:style-name="P5"/>
      <text:p text:style-name="P6">-pour l’association <text:span text:style-name="T20">SeComposeDe</text:span> entre l’entité <text:span text:style-name="T19">Commande</text:span> <text:span text:style-name="T21">et </text:span><text:span text:style-name="T20">Article</text:span> et solon les cardinalités :</text:p>
      <text:p text:style-name="P9">Selon le MCD un article peut etre dans <text:s/>plusieurs cammandes et une commande peut se composer de plusieurs articles.</text:p>
      <text:p text:style-name="P8">une <text:span text:style-name="T30">entité</text:span> intermédiaire sera créé et contiendra deux clés étrangères représantant les deux <text:span text:style-name="T30">clés primaires des</text:span> entités associées <text:span text:style-name="T30">(NCommande , Id_Article), </text:span><text:span text:style-name="T31">les deux clés étrangères dans</text:span><text:span text:style-name="T30"> l’entité intermédiaire </text:span><text:span text:style-name="T31">représentent</text:span><text:span text:style-name="T30"> </text:span><text:span text:style-name="T31">sa</text:span><text:span text:style-name="T30"> clé primaire.</text:span></text:p>
      <text:p text:style-name="P8"/>
      <text:p text:style-name="P12"><text:span text:style-name="T33">4) </text:span><text:span text:style-name="T36">le script de création de la base de données</text:span></text:p>
      <text:p text:style-name="P12"><text:span text:style-name="T36"/></text:p>
      <text:p text:style-name="P12"><text:span text:style-name="T36"/></text:p>
      <text:p text:style-name="P10"><text:span text:style-name="T37">CREATE TABLE Client(</text:span></text:p>
      <text:p text:style-name="P1"><text:span text:style-name="T37"><text:s text:c="3"/>Id_Client INT AUTO_INCREMENT,</text:span></text:p>
      <text:p text:style-name="P1"><text:span text:style-name="T37"><text:s text:c="3"/>NomClient VARCHAR(50) <text:s/>NOT NULL,</text:span></text:p>
      <text:p text:style-name="P1"><text:span text:style-name="T37"><text:s text:c="3"/>PrenomClient VARCHAR(50) <text:s/>NOT NULL,</text:span></text:p>
      <text:p text:style-name="P1"><text:span text:style-name="T37"><text:s text:c="3"/>PRIMARY KEY(Id_Client)</text:span></text:p>
      <text:p text:style-name="P1"><text:span text:style-name="T37">);</text:span></text:p>
      <text:p text:style-name="P16"/>
      <text:p text:style-name="P16"/>
      <text:p text:style-name="P1"><text:span text:style-name="T37">CREATE TABLE Commande(</text:span></text:p>
      <text:p text:style-name="P1"><text:span text:style-name="T37"><text:s text:c="3"/>NCommande INT,</text:span></text:p>
      <text:p text:style-name="P1"><text:span text:style-name="T37"><text:s text:c="3"/>DateCommande DATE,</text:span></text:p>
      <text:p text:style-name="P1"><text:span text:style-name="T37"><text:s text:c="3"/>MontantCommande DECIMAL(6,2) <text:s/>,</text:span></text:p>
      <text:p text:style-name="P1"><text:span text:style-name="T37"><text:s text:c="3"/>Id_Client INT NOT NULL,</text:span></text:p>
      <text:p text:style-name="P1"><text:span text:style-name="T37"><text:s text:c="3"/>PRIMARY KEY(NCommande),</text:span></text:p>
      <text:p text:style-name="P1"><text:span text:style-name="T37"><text:s text:c="3"/>FOREIGN KEY(Id_Client) REFERENCES Client(Id_Client)</text:span></text:p>
      <text:p text:style-name="P1"><text:span text:style-name="T37">);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"><text:span text:style-name="T37">CREATE TABLE Article(</text:span></text:p>
      <text:p text:style-name="P1"><text:span text:style-name="T37"><text:s text:c="3"/>Id_Article INT AUTO_INCREMENT,</text:span></text:p>
      <text:p text:style-name="P1"><text:span text:style-name="T37"><text:s text:c="3"/>DesignationArticle VARCHAR(50) ,</text:span></text:p>
      <text:p text:style-name="P1"><text:span text:style-name="T37"><text:s text:c="3"/>PUArticle DECIMAL(5,2) <text:s text:c="2"/>NOT NULL,</text:span></text:p>
      <text:p text:style-name="P1"><text:span text:style-name="T37"><text:s text:c="3"/>PRIMARY KEY(Id_Article)</text:span></text:p>
      <text:p text:style-name="P1"><text:span text:style-name="T37">);</text:span></text:p>
      <text:p text:style-name="P16"/>
      <text:p text:style-name="P1"><text:span text:style-name="T37">CREATE TABLE SeComposeDe(</text:span></text:p>
      <text:p text:style-name="P1"><text:span text:style-name="T37"><text:s text:c="3"/>NCommande INT,</text:span></text:p>
      <text:p text:style-name="P1"><text:span text:style-name="T37"><text:s text:c="3"/>Id_Article INT,</text:span></text:p>
      <text:p text:style-name="P1"><text:span text:style-name="T37"><text:s text:c="3"/>Qte TINYINT,</text:span></text:p>
      <text:p text:style-name="P1"><text:span text:style-name="T37"><text:s text:c="3"/>TauxTva DECIMAL(2,2) <text:s/>,</text:span></text:p>
      <text:p text:style-name="P1"><text:span text:style-name="T37"><text:s text:c="3"/>PRIMARY KEY(NCommande, Id_Article),</text:span></text:p>
      <text:p text:style-name="P1"><text:span text:style-name="T37"><text:s text:c="3"/>FOREIGN KEY(NCommande) REFERENCES Commande(NCommande),</text:span></text:p>
      <text:p text:style-name="P1"><text:span text:style-name="T37"><text:s text:c="3"/>FOREIGN KEY(Id_Article) REFERENCES Article(Id_Article)</text:span></text:p>
      <text:p text:style-name="P1"><text:span text:style-name="T37">);</text:span></text:p>
      <text:p text:style-name="P17"/>
      <text:p text:style-name="P9"/>
      <text:p text:style-name="P9"/>
      <text:p text:style-name="P6"/>
      <text:p text:style-name="P3"><text:span text:style-name="T25"/></text:p>
      <text:p text:style-name="P3"><text:span text:style-name="T25"/></text:p>
      <text:p text:style-name="P3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0:22:19.277464394</meta:creation-date>
    <dc:date>2022-04-26T11:16:09.719286717</dc:date>
    <meta:editing-duration>PT18S</meta:editing-duration>
    <meta:editing-cycles>1</meta:editing-cycles>
    <meta:document-statistic meta:table-count="0" meta:image-count="0" meta:object-count="0" meta:page-count="2" meta:paragraph-count="41" meta:word-count="270" meta:character-count="2092" meta:non-whitespace-character-count="1788"/>
    <meta:generator>LibreOffice/7.2.6.2$Linux_X86_64 LibreOffice_project/20$Build-2</meta:generator>
  </office:meta>
</office:document-meta>
</file>